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Monaco_Linux" svg:font-family="Monaco_Linux"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eNagłówek1">
      <style:paragraph-properties fo:margin-top="0.423cm" fo:margin-bottom="0.212cm"/>
      <style:text-properties fo:font-style="normal" fo:font-weight="normal" style:font-style-asian="normal" style:font-weight-asian="normal" style:font-style-complex="normal" style:font-weight-complex="normal"/>
    </style:style>
    <style:style style:name="P2" style:family="paragraph" style:parent-style-name="eNagłówek1">
      <style:paragraph-properties fo:margin-top="0.423cm" fo:margin-bottom="0.212cm" fo:break-before="page"/>
      <style:text-properties fo:font-style="normal" fo:font-weight="bold" style:font-style-asian="normal" style:font-weight-asian="bold" style:font-style-complex="normal" style:font-weight-complex="bold"/>
    </style:style>
    <style:style style:name="P3" style:family="paragraph" style:parent-style-name="eNagłówek1" style:master-page-name="Standard">
      <style:paragraph-properties fo:margin-top="0.423cm" fo:margin-bottom="0.212cm" style:page-number="auto"/>
      <style:text-properties fo:font-style="normal" fo:font-weight="bold" style:font-style-asian="normal" style:font-weight-asian="bold" style:font-style-complex="normal" style:font-weight-complex="bold"/>
    </style:style>
    <style:style style:name="P4" style:family="paragraph" style:parent-style-name="eNagłówek1">
      <style:text-properties fo:font-style="normal" fo:font-weight="normal" style:font-style-asian="normal" style:font-weight-asian="normal" style:font-style-complex="normal" style:font-weight-complex="normal"/>
    </style:style>
    <style:style style:name="P5" style:family="paragraph" style:parent-style-name="eTekst1" style:list-style-name="L1"/>
    <style:style style:name="P6" style:family="paragraph" style:parent-style-name="eTekst1">
      <style:paragraph-properties fo:margin-top="0cm" fo:margin-bottom="0cm" fo:line-height="0.6cm"/>
      <style:text-properties fo:font-style="normal" fo:font-weight="normal" style:font-style-asian="normal" style:font-weight-asian="normal" style:font-style-complex="normal" style:font-weight-complex="normal"/>
    </style:style>
    <style:style style:name="P7" style:family="paragraph" style:parent-style-name="eTekst1" style:list-style-name="WW8Num3">
      <style:paragraph-properties fo:margin-top="0cm" fo:margin-bottom="0cm" fo:line-height="0.6cm"/>
      <style:text-properties fo:font-style="normal" fo:font-weight="normal" style:font-style-asian="normal" style:font-weight-asian="normal" style:font-style-complex="normal" style:font-weight-complex="normal"/>
    </style:style>
    <style:style style:name="P8" style:family="paragraph" style:parent-style-name="eTekst1">
      <style:paragraph-properties fo:margin-top="0cm" fo:margin-bottom="0cm" fo:line-height="0.6cm"/>
    </style:style>
    <style:style style:name="P9" style:family="paragraph" style:parent-style-name="eTekst1" style:list-style-name="WW8Num2">
      <style:paragraph-properties fo:margin-top="0cm" fo:margin-bottom="0cm" fo:line-height="0.6cm"/>
    </style:style>
    <style:style style:name="P10" style:family="paragraph" style:parent-style-name="eTekst1" style:list-style-name="WW8Num3">
      <style:paragraph-properties fo:margin-top="0cm" fo:margin-bottom="0cm" fo:line-height="0.6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none"/>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3">Cel pracy</text:p>
      <text:p text:style-name="P4"/>
      <text:p text:style-name="P8"><text:span text:style-name="T4">Celem pracy jest przedstawienie praktycznego zastosowania </text:span><text:span text:style-name="T2">Programowania Metodą Behawioralną</text:span><text:span text:style-name="T4"> – jednej z metodyk </text:span><text:span text:style-name="T2">Programowania Zwinnego</text:span><text:span text:style-name="T4">, reprezentującego alternatywne do </text:span><text:span text:style-name="T2">Modelu Kaskadowego</text:span><text:span text:style-name="T4">, kompleksowe podejście do zarządzania i rozwijania projektów informatycznych.</text:span></text:p>
      <text:p text:style-name="P8"><text:span text:style-name="T4">Na potrzeby prezentacji tego podejścia w kolejnych rozdziałach przedstawię historię ewolucji metodyk programowania, a później, wykorzystując technikę </text:span><text:span text:style-name="T2">Behawioralną</text:span><text:span text:style-name="T4"> krok po kroku, zbuduję w pełni funkcjonalna, modularna aplikacja sieciowa, przedstawiającą podstawowe funkcjonalności nowoczesnej aplikacji typu Web2.0.</text:span></text:p>
      <text:p text:style-name="P6">W projekcie wykorzystane zostaną:</text:p>
      <text:p text:style-name="P8"/>
      <text:list xml:id="list1450287940" text:style-name="WW8Num2">
        <text:list-item>
          <text:p text:style-name="P9"><text:span text:style-name="T4">Język programowania: </text:span><text:span text:style-name="T2">Ruby</text:span><text:span text:style-name="T4"> (wersja 1.9.2, implementacja </text:span><text:span text:style-name="T2">MRI</text:span><text:span text:style-name="T4">)</text:span></text:p>
        </text:list-item>
        <text:list-item>
          <text:p text:style-name="P9"><text:span text:style-name="T4">Platforma do tworzenia aplikacji sieciowych: </text:span><text:span text:style-name="T2">Ruby on Rails</text:span><text:span text:style-name="T4"> (werjsa 3.0.9)</text:span></text:p>
        </text:list-item>
        <text:list-item>
          <text:p text:style-name="P9"><text:span text:style-name="T4">Platforma do projektowania behawioralnego: </text:span><text:span text:style-name="T2">Rspec</text:span><text:span text:style-name="T4"> (wersja 2.6)</text:span></text:p>
        </text:list-item>
        <text:list-item>
          <text:p text:style-name="P9"><text:span text:style-name="T4">Język opisu scenariuszy behawioralnych: </text:span><text:span text:style-name="T2">Cucumber</text:span><text:span text:style-name="T4"> (wersja 1.0.0)</text:span></text:p>
        </text:list-item>
        <text:list-item>
          <text:p text:style-name="P9"><text:span text:style-name="T4">System zarządzania uprawnieniami: </text:span><text:span text:style-name="T2">Cancan</text:span><text:span text:style-name="T4"> (wersja 1.6.5)</text:span></text:p>
        </text:list-item>
        <text:list-item>
          <text:p text:style-name="P9"><text:span text:style-name="T4">Trwały, sieciowy system przechowywania danych: </text:span><text:span text:style-name="T2">Redis</text:span><text:span text:style-name="T4"> (wersja 2.2.11)</text:span></text:p>
        </text:list-item>
        <text:list-item>
          <text:p text:style-name="P9"><text:span text:style-name="T4">System kolejkowania zadań: </text:span><text:span text:style-name="T2">Resque</text:span><text:span text:style-name="T4"> (wersja 1.17.1)</text:span></text:p>
        </text:list-item>
      </text:list>
      <text:p text:style-name="P8"/>
      <text:p text:style-name="P6">W tworzeniu aplikacji pomagać będą inne narzędzia, nie mają one jednak wpływu na kształt programu, ani na sposób prezentacji metodyki BDD.</text:p>
      <text:p text:style-name="P6">Skorzystanie z nich wynika tylko z moich osobistych preferencji.</text:p>
      <text:p text:style-name="P8"/>
      <text:list xml:id="list2041727980" text:style-name="WW8Num3">
        <text:list-item>
          <text:p text:style-name="P10"><text:span text:style-name="T4">System wersjonowania oprogramowania: </text:span><text:span text:style-name="T2">Git</text:span><text:span text:style-name="T4"> (wersja 1.6.3.3)</text:span></text:p>
        </text:list-item>
        <text:list-item>
          <text:p text:style-name="P7">System zarządzania wersjami interpretera języka <text:span text:style-name="T1">Ruby</text:span>:<text:span text:style-name="T1"> RVM</text:span> (wersja 1.6.20)</text:p>
        </text:list-item>
      </text:list>
      <text:p text:style-name="P2"><text:span text:style-name="T1">Model Iteracyjno-Przyrostowy</text:span> a metodyka <text:span text:style-name="T1">BDD</text:span></text:p>
      <text:p text:style-name="P1"/>
      <text:p text:style-name="eTekst1">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3">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eTekst1">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eTekst1"/>
      <text:p text:style-name="eTekst1">Każda z iteracji musi spełniać następujące wymagania:</text:p>
      <text:p text:style-name="eTekst1"/>
      <text:list xml:id="list482869420" text:style-name="L1">
        <text:list-item>
          <text:p text:style-name="P5">równy czas trwania pojedynczej iteracji; zazwyczaj jest to okres od jednego tygodnia do miesiąca.</text:p>
        </text:list-item>
        <text:list-item>
          <text:p text:style-name="P5">jasno określone wymagania i cele wprowadzanych zmian funkcjonalności i poprawek</text:p>
        </text:list-item>
        <text:list-item>
          <text:p text:style-name="P5">rozpoczęta iteracja jest tematem zamkniętym; wprowadzanie zmian – za wyjątkiem całkowitego zaniechania wykonania jednego lub części ze składających się na nią zadań – jest niemożliwe</text:p>
        </text:list-item>
        <text:list-item>
          <text:p text:style-name="P5">musi być kompletna; planowanie, budowa i poparcie testami danej funkcjonalności muszą zamknąć się w tej samej iteracji</text:p>
        </text:list-item>
        <text:list-item>
          <text:p text:style-name="P5">efektem jest stabilne wdrożenie; po przeprowadzeniu iteracji klient otrzymuje działającą aplikację, wzbogaconą o założone funkcjonalności<text:line-break/><text:line-break/>oraz najważniejsze:<text:line-break/></text:p>
        </text:list-item>
        <text:list-item>
          <text:p text:style-name="P5">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eTekst1"/>
      <text:p text:style-name="eTekst1">Metody UP powstały w odpowiedzi na wprowadzony jeszcze w latach 60tych Model Kaskadowy, który zakładał przystąpienie do pracy tylko po uprzednim skompletowaniu dokumentacji i rozplanowaniu wszystkich przypadków użycia. Analizy <text:soft-page-break/>projektowania potwierdzały, że Model Kaskadowy z czasem przestał być wydajny<text:note text:id="ftn1" text:note-class="footnote"><text:note-citation>1</text:note-citation><text:note-body><text:p text:style-name="Footnote">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2" text:note-class="footnote"><text:note-citation>2</text:note-citation><text:note-body><text:p text:style-name="Footnote">Craig Larman „UML i Wzorce Prjektowe”, rozdz 5 – Ewoluujące Wymagania</text:p></text:note-body></text:note>.</text:p>
      <text:p text:style-name="eTekst1"/>
      <text:p text:style-name="eKod">&lt;diagram z książki Larmana, str. 86&gt;</text:p>
      <text:p text:style-name="eTekst1"/>
      <text:p text:style-name="eTekst1">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eTekst1"/>
      <text:p text:style-name="eTekst1">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eTekst1"/>
      <text:p text:style-name="eTekst1">Nawiązując do tej teorii w następnych rozdziałach zaprojektuję aplikację korzystając z Modelu Iteracyjno-Przyrostowego i zbuduję ją wykorzystując technologie związane z metodyką B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Monaco_Linux" svg:font-family="Monaco_Linux"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style:font-size-asian="10.5pt"/>
    </style:style>
    <style:style style:name="eNagłówek1" style:family="paragraph" style:parent-style-name="Header" style:class="text" style:master-page-name="">
      <style:paragraph-properties fo:text-align="center" style:justify-single-word="false" style:page-number="auto"/>
      <style:text-properties fo:font-size="14pt" fo:font-weight="bold"/>
    </style:style>
    <style:style style:name="eTekst2" style:family="paragraph" style:parent-style-name="eTekst1" style:master-page-name="">
      <style:paragraph-properties fo:margin-left="0cm" fo:margin-right="0cm" fo:margin-top="0cm" fo:margin-bottom="0cm" fo:text-align="end" style:justify-single-word="false" fo:text-indent="0cm" style:auto-text-indent="false" style:page-number="auto"/>
      <style:text-properties fo:font-size="9pt" style:font-size-asian="10.5pt"/>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aco_Linux" fo:font-size="8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aco_Linux" fo:font-size="8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age-count>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Żuchowski</meta:initial-creator>
    <meta:creation-date>2011-03-14T20:23:32</meta:creation-date>
    <dc:date>2011-11-26T19:47:07</dc:date>
    <dc:creator>Jakub Żuchowski</dc:creator>
    <meta:editing-duration>P8DT21H36M</meta:editing-duration>
    <meta:editing-cycles>385</meta:editing-cycles>
    <meta:generator>LibreOffice/3.3$Linux LibreOffice_project/330m19$Build-401</meta:generator>
    <meta:document-statistic meta:table-count="0" meta:image-count="0" meta:object-count="0" meta:page-count="3" meta:paragraph-count="33" meta:word-count="750" meta:character-count="5784"/>
  </office:meta>
</office:document-meta>
</file>